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637cm" fo:break-before="auto" style:use-optimal-row-height="true"/>
    </style:style>
    <style:style style:name="ro3" style:family="table-row">
      <style:table-row-properties style:row-height="2.42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08cm" fo:break-before="auto" style:use-optimal-row-height="true"/>
    </style:style>
    <style:style style:name="ro9" style:family="table-row">
      <style:table-row-properties style:row-height="3.685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ro13" style:family="table-row">
      <style:table-row-properties style:row-height="1.286cm" fo:break-before="auto" style:use-optimal-row-height="true"/>
    </style:style>
    <style:style style:name="ro14" style:family="table-row">
      <style:table-row-properties style:row-height="1.9cm" fo:break-before="auto" style:use-optimal-row-height="true"/>
    </style:style>
    <style:style style:name="ro15" style:family="table-row">
      <style:table-row-properties style:row-height="1.921cm" fo:break-before="auto" style:use-optimal-row-height="true"/>
    </style:style>
    <style:style style:name="ro16" style:family="table-row">
      <style:table-row-properties style:row-height="1.893cm" fo:break-before="auto" style:use-optimal-row-height="true"/>
    </style:style>
    <style:style style:name="ro17" style:family="table-row">
      <style:table-row-properties style:row-height="3.106cm" fo:break-before="auto" style:use-optimal-row-height="true"/>
    </style:style>
    <style:style style:name="ro18" style:family="table-row">
      <style:table-row-properties style:row-height="1.579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4.29cm" fo:break-before="auto" style:use-optimal-row-height="true"/>
    </style:style>
    <style:style style:name="ro21" style:family="table-row">
      <style:table-row-properties style:row-height="4.001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3.133cm" fo:break-before="auto" style:use-optimal-row-height="true"/>
    </style:style>
    <style:style style:name="ro24" style:family="table-row">
      <style:table-row-properties style:row-height="5.396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3.21cm" fo:break-before="auto" style:use-optimal-row-height="true"/>
    </style:style>
    <style:style style:name="ro27" style:family="table-row">
      <style:table-row-properties style:row-height="3.217cm" fo:break-before="auto" style:use-optimal-row-height="true"/>
    </style:style>
    <style:style style:name="ro28" style:family="table-row">
      <style:table-row-properties style:row-height="4.796cm" fo:break-before="auto" style:use-optimal-row-height="true"/>
    </style:style>
    <style:style style:name="ro29" style:family="table-row">
      <style:table-row-properties style:row-height="0.688cm" fo:break-before="auto" style:use-optimal-row-height="true"/>
    </style:style>
    <style:style style:name="ro30" style:family="table-row">
      <style:table-row-properties style:row-height="0.647cm" fo:break-before="auto" style:use-optimal-row-height="true"/>
    </style:style>
    <style:style style:name="ro31" style:family="table-row">
      <style:table-row-properties style:row-height="1.729cm" fo:break-before="auto" style:use-optimal-row-height="true"/>
    </style:style>
    <style:style style:name="ro32" style:family="table-row">
      <style:table-row-properties style:row-height="2.558cm" fo:break-before="auto" style:use-optimal-row-height="true"/>
    </style:style>
    <style:style style:name="ro33" style:family="table-row">
      <style:table-row-properties style:row-height="0.9cm" fo:break-before="auto" style:use-optimal-row-height="true"/>
    </style:style>
    <style:style style:name="ro34" style:family="table-row">
      <style:table-row-properties style:row-height="0.706cm" fo:break-before="auto" style:use-optimal-row-height="true"/>
    </style:style>
    <style:style style:name="ro35" style:family="table-row">
      <style:table-row-properties style:row-height="2.364cm" fo:break-before="auto" style:use-optimal-row-height="true"/>
    </style:style>
    <style:style style:name="ro36" style:family="table-row">
      <style:table-row-properties style:row-height="1.341cm" fo:break-before="auto" style:use-optimal-row-height="true"/>
    </style:style>
    <style:style style:name="ro37" style:family="table-row">
      <style:table-row-properties style:row-height="1.535cm" fo:break-before="auto" style:use-optimal-row-height="true"/>
    </style:style>
    <style:style style:name="ro38" style:family="table-row">
      <style:table-row-properties style:row-height="2.17cm" fo:break-before="auto" style:use-optimal-row-height="true"/>
    </style:style>
    <style:style style:name="ro39" style:family="table-row">
      <style:table-row-properties style:row-height="1.976cm" fo:break-before="auto" style:use-optimal-row-height="true"/>
    </style:style>
    <style:style style:name="ro40" style:family="table-row">
      <style:table-row-properties style:row-height="3.387cm" fo:break-before="auto" style:use-optimal-row-height="true"/>
    </style:style>
    <style:style style:name="ro41" style:family="table-row">
      <style:table-row-properties style:row-height="0.69cm" fo:break-before="auto" style:use-optimal-row-height="true"/>
    </style:style>
    <style:style style:name="ro4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1T09:34:00.47">
            <text:p>1101 <text:s/>9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1T09:34:00.47">
            <text:p>1101 <text:s/>934</text:p>
          </table:table-cell>
          <table:table-cell table:style-name="ce7" table:formula="of:=NOW()" office:value-type="date" office:date-value="2021-11-01T09:34:00.47">
            <text:p>1101 <text:s/>9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1T09:34:00.47">
            <text:p>1101 <text:s/>9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1T09:34:00.55">
            <text:p>1101 <text:s/>9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1T09:34:00.55">
            <text:p>1101 <text:s/>934</text:p>
          </table:table-cell>
          <table:table-cell table:style-name="ce7" table:formula="of:=NOW()" office:value-type="date" office:date-value="2021-11-01T09:34:00.55">
            <text:p>1101 <text:s/>9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1T09:34:00.55">
            <text:p>1101 <text:s/>9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10)">
            <text:p>(1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1T09:34:00.65">
            <text:p>1101 <text:s/>9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1T09:34:00.65">
            <text:p>1101 <text:s/>934</text:p>
          </table:table-cell>
          <table:table-cell table:style-name="ce7" table:formula="of:=NOW()" office:value-type="date" office:date-value="2021-11-01T09:34:00.65">
            <text:p>1101 <text:s/>9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1T09:34:00.65">
            <text:p>1101 <text:s/>9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1cm" draw:caption-point-x="-3.97cm" draw:caption-point-y="-1.129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1T09:34:00.73">
            <text:p>1101 <text:s/>9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1T09:34:00.73">
            <text:p>1101 <text:s/>934</text:p>
          </table:table-cell>
          <table:table-cell table:style-name="ce7" table:formula="of:=NOW()" office:value-type="date" office:date-value="2021-11-01T09:34:00.73">
            <text:p>1101 <text:s/>9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1T09:34:00.73">
            <text:p>1101 <text:s/>9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1T09:34:00.81">
            <text:p>1101 <text:s/>9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1T09:34:00.81">
            <text:p>1101 <text:s/>934</text:p>
          </table:table-cell>
          <table:table-cell table:style-name="ce7" table:formula="of:=NOW()" office:value-type="date" office:date-value="2021-11-01T09:34:00.81">
            <text:p>1101 <text:s/>9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1T09:34:00.81">
            <text:p>1101 <text:s/>9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9999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1T09:33:57.39">
            <text:p>1101 <text:s/>93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1T09:33:57.39">
            <text:p>1101 <text:s/>933</text:p>
          </table:table-cell>
          <table:table-cell table:style-name="ce7" table:formula="of:=NOW()" office:value-type="date" office:date-value="2021-11-01T09:34:01.14">
            <text:p>1101 <text:s/>9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1T09:34:01.14">
            <text:p>1101 <text:s/>9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29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0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2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2">
            <text:p>1101 <text:s/>9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2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2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2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2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2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3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3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3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3">
            <text:p>1101 <text:s/>9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3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3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4">
            <text:p>1101 <text:s/>934</text:p>
          </table:table-cell>
          <table:table-cell table:number-columns-repeated="1011"/>
        </table:table-row>
        <table:table-row table:style-name="ro34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4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4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4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4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4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4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5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5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5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5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5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5">
            <text:p>1101 <text:s/>9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6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6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6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6">
            <text:p>1101 <text:s/>9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6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6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7">
            <text:p>1101 <text:s/>9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7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7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7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8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8">
            <text:p>1101 <text:s/>9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8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8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8">
            <text:p>1101 <text:s/>9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8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9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9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9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9">
            <text:p>1101 <text:s/>934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9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9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29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">
            <text:p>1101 <text:s/>9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1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1">
            <text:p>1101 <text:s/>934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1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1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2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2">
            <text:p>1101 <text:s/>9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2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2">
            <text:p>1101 <text:s/>9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2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3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3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3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4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4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4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4">
            <text:p>1101 <text:s/>9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5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5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5">
            <text:p>1101 <text:s/>9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5">
            <text:p>1101 <text:s/>934</text:p>
          </table:table-cell>
          <table:table-cell table:number-columns-repeated="1011"/>
        </table:table-row>
        <table:table-row table:style-name="ro34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5">
            <text:p>1101 <text:s/>934</text:p>
          </table:table-cell>
          <table:table-cell table:number-columns-repeated="1011"/>
        </table:table-row>
        <table:table-row table:style-name="ro36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6">
            <text:p>1101 <text:s/>934</text:p>
          </table:table-cell>
          <table:table-cell table:number-columns-repeated="1011"/>
        </table:table-row>
        <table:table-row table:style-name="ro34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6">
            <text:p>1101 <text:s/>934</text:p>
          </table:table-cell>
          <table:table-cell table:number-columns-repeated="1011"/>
        </table:table-row>
        <table:table-row table:style-name="ro36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6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6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6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6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6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6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7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8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8">
            <text:p>1101 <text:s/>934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8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8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8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8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8">
            <text:p>1101 <text:s/>9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9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9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9">
            <text:p>1101 <text:s/>9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9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9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9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39">
            <text:p>1101 <text:s/>9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">
            <text:p>1101 <text:s/>934</text:p>
          </table:table-cell>
          <table:table-cell table:number-columns-repeated="1011"/>
        </table:table-row>
        <table:table-row table:style-name="ro31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1011"/>
        </table:table-row>
        <table:table-row table:style-name="ro42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1T09:34:01.41">
            <text:p>1101 <text:s/>93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1T09:34:01.41">
            <text:p>2021/11/1 9:3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1T09:34:01.41">
            <text:p>1101 <text:s/>934</text:p>
          </table:table-cell>
          <table:table-cell table:style-name="ce7" table:formula="of:=NOW()" office:value-type="date" office:date-value="2021-11-01T09:34:01.41">
            <text:p>1101 <text:s/>93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1T09:34:01.41">
            <text:p>1101 <text:s/>93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0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0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0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0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0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0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2">
          <table:table-cell table:number-columns-repeated="11"/>
          <table:table-cell table:style-name="ce7"/>
          <table:table-cell table:number-columns-repeated="1012"/>
        </table:table-row>
        <table:table-row table:style-name="ro30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0" table:number-rows-repeated="1048397">
          <table:table-cell table:number-columns-repeated="1024"/>
        </table:table-row>
        <table:table-row table:style-name="ro30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1">2021/11/01</text:date>, <text:time>09:33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1T09:33:59.83</dc:date>
    <dc:creator>iwabuchi ken</dc:creator>
    <meta:editing-duration>P8DT16H7M19S</meta:editing-duration>
    <meta:editing-cycles>1293</meta:editing-cycles>
    <meta:generator>OpenOffice/4.1.3$Win32 OpenOffice.org_project/413m1$Build-9783</meta:generator>
    <meta:document-statistic meta:table-count="7" meta:cell-count="1714" meta:object-count="0"/>
  </office:meta>
</office:document-meta>
</file>